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Courier, monospac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056adb2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normal" officeooo:rsid="0056adb2" officeooo:paragraph-rsid="005799f6" style:font-size-asian="16pt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6pt" fo:font-weight="bold" officeooo:rsid="00706294" style:font-size-asian="16pt" style:font-weight-asian="bold" style:font-weight-complex="bold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6pt" fo:font-weight="bold" officeooo:rsid="0077213e" officeooo:paragraph-rsid="0077213e" style:font-size-asian="16pt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6pt" fo:font-weight="bold" officeooo:rsid="007c2ce8" officeooo:paragraph-rsid="007c2ce8" style:font-size-asian="16pt" style:font-weight-asian="bold" style:font-weight-complex="bold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6pt" fo:font-weight="normal" officeooo:rsid="0074281d" officeooo:paragraph-rsid="0074281d" style:font-size-asian="16pt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6pt" fo:font-weight="normal" officeooo:rsid="0077213e" officeooo:paragraph-rsid="0074281d" style:font-size-asian="16pt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6pt" fo:font-weight="normal" officeooo:rsid="0077213e" officeooo:paragraph-rsid="0077213e" style:font-size-asian="16pt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6pt" fo:font-weight="normal" officeooo:rsid="0078baad" officeooo:paragraph-rsid="0078baad" style:font-size-asian="16pt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4pt" fo:font-weight="normal" officeooo:rsid="005c0dee" officeooo:paragraph-rsid="005799f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06294" style:font-size-asian="16pt" style:font-weight-asian="bold" style:font-weight-complex="bold"/>
    </style:style>
    <style:style style:name="T4" style:family="text">
      <style:text-properties fo:font-size="16pt" fo:font-weight="bold" officeooo:rsid="007173f1" style:font-size-asian="16pt" style:font-weight-asian="bold" style:font-weight-complex="bold"/>
    </style:style>
    <style:style style:name="T5" style:family="text">
      <style:text-properties fo:font-size="16pt" fo:font-weight="bold" officeooo:rsid="0072f671" style:font-size-asian="16pt" style:font-weight-asian="bold" style:font-weight-complex="bold"/>
    </style:style>
    <style:style style:name="T6" style:family="text">
      <style:text-properties fo:font-size="14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9abff"/>
    </style:style>
    <style:style style:name="T9" style:family="text">
      <style:text-properties officeooo:rsid="007c2ce8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14"><text:bookmark-start text:name="__DdeLink__107_2254549990"/><text:span text:style-name="T1"><text:s/>HTML <text:s/>и CSS за начинаещи – <text:s/></text:span><text:span text:style-name="T5">запланувано за 08.03, състояло се на </text:span><text:span text:style-name="T4">13</text:span><text:span text:style-name="T5">.03.2023г. </text:span></text:p>
      <text:p text:style-name="P2"/>
      <text:p text:style-name="P5"><text:span text:style-name="T1">Урок № </text:span><text:span text:style-name="T3">9</text:span><text:span text:style-name="T1"> – </text:span><text:span text:style-name="T2"><text:s/>CSS </text:span><text:span text:style-name="T3">във външен <text:s/>/ отделен файл</text:span></text:p>
      <text:p text:style-name="P6"/>
      <text:p text:style-name="P6"/>
      <text:p text:style-name="P9">За да добавим към нашата уеб страница файл със стилове написани на CSS е необходимо да извършим няколко лесни стъпки.</text:p>
      <text:p text:style-name="P9"/>
      <text:p text:style-name="P9">1. В главната папка, в която се намира HTML файла с кода на нашият уеб сайт, създаваме нова папка с наименование css. Тук ще се съдържат всички файлове с разширение .css</text:p>
      <text:p text:style-name="P9"/>
      <text:p text:style-name="P9">2. Създаваме файл с наименование style и разширение .css, т.е. той трябва да бъде по следния начин: style.css . Тук ще се съдържат всички кодове със стил за нашия уеб сайт.</text:p>
      <text:p text:style-name="P9"/>
      <text:p text:style-name="P9">3. За да „включим“ в действие нашият стилов файл – style.css, трябва да добавим линк в заглавната част на кода на нашата уеб страница.</text:p>
      <text:p text:style-name="P9"/>
      <text:p text:style-name="P9">Линкът трябва да изглежда по следния начин:</text:p>
      <text:p text:style-name="P9"/>
      <text:p text:style-name="P9">&lt;link rel="stylesheet" href="css/style.css"&gt;</text:p>
      <text:p text:style-name="P10"/>
      <text:p text:style-name="P11">Добавяйки този линк към заглавната част на всички страници, които ще съдържа нашият уеб сайт, ние можем да уницифираме начина, по който те изглеждат.</text:p>
      <text:p text:style-name="P11"/>
      <text:p text:style-name="P11">Най-голямото предимство на външния CSS файл, е че всичко що се отнася до дизайна на уеб сайта е много по-пригледно, лесно за четене и разбираме. Така ние можем да правим много по-лесно всякакви промени по външния вид на сайта бързо, лесно и удобно. Чрез външния файл ние няма нужда да помним къде сме сложили всеки един стилов елемент в html файла на сайта. </text:p>
      <text:p text:style-name="P11"/>
      <text:p text:style-name="P11"/>
      <text:p text:style-name="P11"><text:soft-page-break/>Как можем да променим фоновия цвят на уеб страницата, чрез външния файл?</text:p>
      <text:p text:style-name="P11"/>
      <text:p text:style-name="P11">Това става</text:p>
      <text:p text:style-name="P11"/>
      <text:p text:style-name="P11">чрез таговете:</text:p>
      <text:p text:style-name="P11"/>
      <text:p text:style-name="P7">body {</text:p>
      <text:p text:style-name="P11"><text:span text:style-name="T7"><text:s text:c="4"/>background-color:</text:span> #ffff99; </text:p>
      <text:p text:style-name="P11"><text:s text:c="4"/>color: #0099cc; </text:p>
      <text:p text:style-name="P11"><text:s text:c="4"/>font-size: 21px;</text:p>
      <text:p text:style-name="P7">}</text:p>
      <text:p text:style-name="P6"/>
      <text:p text:style-name="P11">В CSS таговете за отделните елементи на сайта обикновено носят същото наименование като в HTML, така че няма нужда да научавате или помните нови тагове специално за CSS. За разлика от HTML обаче, в CSS <text:span text:style-name="T6"><text:s/>не използваме &lt; <text:s/>и /&gt; а само, за начало и край на елемента, който искаме да променим. </text:span></text:p>
      <text:p text:style-name="P11"><text:span text:style-name="T6">{</text:span></text:p>
      <text:p text:style-name="P11"><text:span text:style-name="T6"><text:tab/> }</text:span></text:p>
      <text:p text:style-name="P6"/>
      <text:p text:style-name="P12">Важно да запомните, че не е редно да се смесва CSS във външе<text:span text:style-name="T8">н</text:span> файл и CSS <text:span text:style-name="T9">написан в състава на HTML файла. Това ще предизвика объркване и ще направи структурата по-трудно четима. А и освен това този начин е неправилен. Как да променяме стила на всеки един параграф от текста на уеб страницата по отделно, ще бъде предмет на един от следващите уроци.</text:span></text:p>
      <text:p text:style-name="P12"/>
      <text:p text:style-name="P8"><text:span text:style-name="T10">До тогава не забравяйте също, че всеки ред в CSS завършва с ; - точка и запетая. Също така когато изписвате стойности в px или друга стойност с цифри,</text:span> не трябва да оставяте <text:span text:style-name="T10">разстояния, в противен случай зададената стойност просто няма да сработи и резултатите няма да бъдат отразени в структурата на уеб сайта.</text:span></text:p>
      <text:p text:style-name="P8"><text:span text:style-name="T10"/></text:p>
      <text:p text:style-name="P8"><text:span text:style-name="T10"/></text:p>
      <text:p text:style-name="P3"/>
      <text:p text:style-name="P4"/>
      <text:p text:style-name="P13"><text:bookmark-end text:name="__DdeLink__107_225454999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Courier, monospac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13T13:22:54.127753974</dc:date>
    <meta:editing-cycles>353</meta:editing-cycles>
    <meta:editing-duration>PT16H4M38S</meta:editing-duration>
    <meta:generator>LibreOffice/7.3.7.2$Linux_X86_64 LibreOffice_project/30$Build-2</meta:generator>
    <meta:document-statistic meta:table-count="0" meta:image-count="0" meta:object-count="0" meta:page-count="2" meta:paragraph-count="24" meta:word-count="423" meta:character-count="2464" meta:non-whitespace-character-count="2035"/>
    <meta:user-defined meta:name="AppVersion">15.0000</meta:user-defined>
  </office:meta>
</office:document-meta>
</file>